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485cm"/>
    </style:style>
    <style:style style:name="Tabla1.B" style:family="table-column">
      <style:table-column-properties style:column-width="4.406cm"/>
    </style:style>
    <style:style style:name="Tabla1.C" style:family="table-column">
      <style:table-column-properties style:column-width="3.129cm"/>
    </style:style>
    <style:style style:name="Tabla1.D" style:family="table-column">
      <style:table-column-properties style:column-width="2.875cm"/>
    </style:style>
    <style:style style:name="Tabla1.E" style:family="table-column">
      <style:table-column-properties style:column-width="3.104cm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1.251cm" fo:text-indent="0cm" style:auto-text-indent="false"/>
      <style:text-properties officeooo:paragraph-rsid="00275bb4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Text_20_body">
      <style:text-properties style:font-name="Liberation Serif" officeooo:paragraph-rsid="00555a24"/>
    </style:style>
    <style:style style:name="P5" style:family="paragraph" style:parent-style-name="Table_20_Heading">
      <style:text-properties style:font-name="Liberation Serif"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Text_20_body">
      <style:paragraph-properties fo:margin-left="1.251cm" fo:text-indent="0cm" style:auto-text-indent="false"/>
      <style:text-properties officeooo:paragraph-rsid="003bf176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461123"/>
    </style:style>
    <style:style style:name="P12" style:family="paragraph" style:parent-style-name="Text_20_body">
      <style:text-properties officeooo:paragraph-rsid="00555a24"/>
    </style:style>
    <style:style style:name="P13" style:family="paragraph" style:parent-style-name="Text_20_body">
      <style:text-properties officeooo:paragraph-rsid="005ac0fb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Liberation Serif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style:font-name="Liberation Serif"/>
    </style:style>
    <style:style style:name="P18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Liberation Serif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paragraph-rsid="003bf176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officeooo:paragraph-rsid="003bf176"/>
    </style:style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officeooo:paragraph-rsid="003dda7d"/>
    </style:style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fb319"/>
    </style:style>
    <style:style style:name="T3" style:family="text">
      <style:text-properties style:font-name="Liberation Serif" officeooo:rsid="0032cbc0"/>
    </style:style>
    <style:style style:name="T4" style:family="text">
      <style:text-properties style:font-name="Liberation Serif" officeooo:rsid="003437ab"/>
    </style:style>
    <style:style style:name="T5" style:family="text">
      <style:text-properties style:font-name="Liberation Serif" officeooo:rsid="00357430"/>
    </style:style>
    <style:style style:name="T6" style:family="text">
      <style:text-properties style:font-name="Liberation Serif" officeooo:rsid="00359a09"/>
    </style:style>
    <style:style style:name="T7" style:family="text">
      <style:text-properties style:font-name="Liberation Serif" officeooo:rsid="003bf176"/>
    </style:style>
    <style:style style:name="T8" style:family="text">
      <style:text-properties style:font-name="Liberation Serif" officeooo:rsid="003d9d13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3dda7d" style:font-weight-asian="normal" style:font-weight-complex="normal"/>
    </style:style>
    <style:style style:name="T11" style:family="text">
      <style:text-properties style:font-name="Liberation Serif" officeooo:rsid="003dda7d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officeooo:rsid="005bee0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6" style:family="text">
      <style:text-properties style:use-window-font-color="true" loext:opacity="0%" style:font-name="Liberation Serif" fo:font-weight="normal" officeooo:rsid="0036066a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__RefHeading___Toc2034_2430651785"/><text:span text:style-name="Source_20_Text"><text:span text:style-name="T1">Examen de JavaScript</text:span></text:span><text:bookmark-end text:name="__RefHeading___Toc2034_2430651785"/></text:h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9"><text:a xlink:type="simple" xlink:href="#__RefHeading___Toc2034_2430651785" text:style-name="Index_20_Link" text:visited-style-name="Index_20_Link">Examen de JavaScript<text:tab/>1</text:a></text:p>
          <text:p text:style-name="P10"><text:a xlink:type="simple" xlink:href="#__RefHeading___Toc2036_2430651785" text:style-name="Index_20_Link" text:visited-style-name="Index_20_Link">Contexto común<text:tab/>1</text:a></text:p>
          <text:p text:style-name="P10"><text:a xlink:type="simple" xlink:href="#__RefHeading___Toc2046_2430651785" text:style-name="Index_20_Link" text:visited-style-name="Index_20_Link">E) DOM + eventos + formularios + validación + almacenamiento (25 min)<text:tab/>1</text:a></text:p>
          <text:p text:style-name="P10"><text:a xlink:type="simple" xlink:href="#__RefHeading___Toc2048_2430651785" text:style-name="Index_20_Link" text:visited-style-name="Index_20_Link">F) fetch + render dinámico + manejo de errores (20 min)<text:tab/>2</text:a></text:p>
          <text:p text:style-name="P9"><text:a xlink:type="simple" xlink:href="#__RefHeading___Toc3548_1664650483" text:style-name="Index_20_Link" text:visited-style-name="Index_20_Link">Rúbrica<text:tab/>3</text:a></text:p>
        </text:index-body>
      </text:table-of-content>
      <text:p text:style-name="P6"><text:span text:style-name="Source_20_Text"><text:span text:style-name="T1"/></text:span></text:p>
      <text:h text:style-name="P3" text:outline-level="2"><text:bookmark-start text:name="__RefHeading___Toc2036_2430651785"/>Contexto común<text:bookmark-end text:name="__RefHeading___Toc2036_2430651785"/></text:h>
      <text:list text:style-name="L1">
        <text:list-item>
          <text:p text:style-name="P15"><text:span text:style-name="T1">Trabaja en </text:span><text:span text:style-name="Source_20_Text"><text:span text:style-name="T1">script.js</text:span></text:span><text:span text:style-name="T1"> con </text:span><text:span text:style-name="Source_20_Text"><text:span text:style-name="T1">"use strict"</text:span></text:span><text:span text:style-name="T1">.</text:span></text:p>
        </text:list-item>
        <text:list-item>
          <text:p text:style-name="P16">Documenta con comentarios breves cada bloque.</text:p>
        </text:list-item>
        <text:list-item>
          <text:p text:style-name="P16">Valida en consola sin errores.</text:p>
        </text:list-item>
        <text:list-item>
          <text:p text:style-name="P16">No uses librerías externas.</text:p>
        </text:list-item>
      </text:list>
      <text:h text:style-name="P7" text:outline-level="2"><text:bookmark-start text:name="__RefHeading___Toc2046_2430651785"/><text:span text:style-name="T1">E) DOM + eventos + formularios + validación + almacenamiento </text:span><text:span text:style-name="T9">(25 min)</text:span><text:bookmark-end text:name="__RefHeading___Toc2046_2430651785"/></text:h>
      <text:p text:style-name="P8"><text:span text:style-name="Strong_20_Emphasis"><text:span text:style-name="T1">HTML base asumido. </text:span></text:span><text:span text:style-name="Strong_20_Emphasis"><text:span text:style-name="T2">Adjunto al examen.</text:span></text:span></text:p>
      <text:list text:style-name="L2">
        <text:list-item>
          <text:p text:style-name="P19"><text:span text:style-name="T1">Form con </text:span><text:span text:style-name="Source_20_Text"><text:span text:style-name="T1">#frmAlumno</text:span></text:span><text:span text:style-name="T1"> </text:span></text:p>
        </text:list-item>
      </text:list>
      <text:list text:style-name="L3">
        <text:list-item>
          <text:p text:style-name="P20"><text:span text:style-name="T1">campos </text:span><text:span text:style-name="T7">del formulario </text:span><text:span text:style-name="T1">: </text:span><text:span text:style-name="Source_20_Text"><text:span text:style-name="T1">#nombre</text:span></text:span><text:span text:style-name="T1">, </text:span><text:span text:style-name="Source_20_Text"><text:span text:style-name="T1">#email</text:span></text:span><text:span text:style-name="T1">, </text:span><text:span text:style-name="Source_20_Text"><text:span text:style-name="T1">#edad</text:span></text:span><text:span text:style-name="T1">. </text:span></text:p>
        </text:list-item>
        <text:list-item>
          <text:p text:style-name="P20"><text:span text:style-name="T1">Lista destino </text:span><text:span text:style-name="Source_20_Text"><text:span text:style-name="T1">#listaAlumnos</text:span></text:span><text:span text:style-name="T1">. </text:span></text:p>
        </text:list-item>
        <text:list-item>
          <text:p text:style-name="P20"><text:span text:style-name="T1">Botones </text:span><text:span text:style-name="Source_20_Text"><text:span text:style-name="T1">#btnGuardar</text:span></text:span><text:span text:style-name="T1"> y </text:span><text:span text:style-name="Source_20_Text"><text:span text:style-name="T1">#btnLimpiar</text:span></text:span><text:span text:style-name="T1">.</text:span></text:p>
        </text:list-item>
      </text:list>
      <text:p text:style-name="Text_20_body"><text:span text:style-name="Strong_20_Emphasis"><text:span text:style-name="T1">Enunciado</text:span></text:span></text:p>
      <text:list text:style-name="L4">
        <text:list-item>
          <text:p text:style-name="P21"><text:span text:style-name="T1">Captura </text:span><text:span text:style-name="Source_20_Text"><text:span text:style-name="T1">submit</text:span></text:span><text:span text:style-name="T1"> del formulario. Prevén envío por defecto.</text:span></text:p>
        </text:list-item>
        <text:list-item>
          <text:p text:style-name="P17">Valida:</text:p>
          <text:list>
            <text:list-item>
              <text:p text:style-name="P21"><text:span text:style-name="Source_20_Text"><text:span text:style-name="T1">nombre</text:span></text:span><text:span text:style-name="T1">: mínimo 2 letras, solo letras y espacios.</text:span></text:p>
            </text:list-item>
            <text:list-item>
              <text:p text:style-name="P21"><text:span text:style-name="Source_20_Text"><text:span text:style-name="T1">email</text:span></text:span><text:span text:style-name="T1">: </text:span><text:span text:style-name="T8">expresión regular,</text:span><text:span text:style-name="T1"> estándar sencillo.</text:span></text:p>
            </text:list-item>
            <text:list-item>
              <text:p text:style-name="P21"><text:span text:style-name="Source_20_Text"><text:span text:style-name="T1">edad</text:span></text:span><text:span text:style-name="T1">: entero 16–99.<text:line-break/>Muestra errores bajo cada campo con </text:span><text:span text:style-name="Source_20_Text"><text:span text:style-name="T1">&lt;small class="error"&gt;…&lt;/small&gt;</text:span></text:span><text:span text:style-name="T1"> y añade/remueve una clase </text:span><text:span text:style-name="Source_20_Text"><text:span text:style-name="T1">is-invalid</text:span></text:span><text:span text:style-name="T1">.</text:span></text:p>
            </text:list-item>
          </text:list>
        </text:list-item>
        <text:list-item>
          <text:p text:style-name="P21"><text:span text:style-name="T1">Si es válido, crea </text:span><text:span text:style-name="Source_20_Text"><text:span text:style-name="T1">&lt;li&gt;</text:span></text:span><text:span text:style-name="T1"> con plantilla: </text:span><text:span text:style-name="Source_20_Text"><text:span text:style-name="T1">"Nombre – email – edad"</text:span></text:span><text:span text:style-name="T1">, añádelo a </text:span><text:span text:style-name="Source_20_Text"><text:span text:style-name="T1">#listaAlumnos</text:span></text:span><text:span text:style-name="T1">.</text:span></text:p>
        </text:list-item>
        <text:list-item>
          <text:p text:style-name="P21"><text:span text:style-name="T1">Guarda en </text:span><text:span text:style-name="Source_20_Text"><text:span text:style-name="T1">localStorage</text:span></text:span><text:span text:style-name="T1"> la lista completa como JSON. Al cargar la página, restaura la lista.</text:span></text:p>
        </text:list-item>
        <text:list-item>
          <text:p text:style-name="P21"><text:span text:style-name="Source_20_Text"><text:span text:style-name="T1">#btnLimpiar</text:span></text:span><text:span text:style-name="T1"> borra la lista y limpia </text:span><text:span text:style-name="Source_20_Text"><text:span text:style-name="T1">localStorage</text:span></text:span><text:span text:style-name="T1">.</text:span></text:p>
        </text:list-item>
        <text:list-item>
          <text:p text:style-name="P22"><text:span text:style-name="T1">Cambia el aspecto: cuando el foco entra en un </text:span><text:span text:style-name="Source_20_Text"><text:span text:style-name="T1">input</text:span></text:span><text:span text:style-name="T1">, añade clase </text:span><text:span text:style-name="Source_20_Text"><text:span text:style-name="T1">focus</text:span></text:span><text:span text:style-name="T1">; al salir, la quita.</text:span></text:p>
          <text:p text:style-name="P18"/>
        </text:list-item>
      </text:list>
      <text:p text:style-name="P6"><text:span text:style-name="Strong_20_Emphasis"><text:span text:style-name="T1">Pistas</text:span></text:span><text:span text:style-name="T1">: </text:span><text:span text:style-name="Source_20_Text"><text:span text:style-name="T1">addEventListener</text:span></text:span><text:span text:style-name="T1">, </text:span><text:span text:style-name="Source_20_Text"><text:span text:style-name="T1">classList.add/remove</text:span></text:span><text:span text:style-name="T1">, </text:span><text:span text:style-name="Source_20_Text"><text:span text:style-name="T1">insertAdjacentHTML</text:span></text:span><text:span text:style-name="T1"> o </text:span><text:span text:style-name="Source_20_Text"><text:span text:style-name="T1">createElement+appendChild</text:span></text:span><text:span text:style-name="T1">, </text:span><text:span text:style-name="Source_20_Text"><text:span text:style-name="T1">localStorage.getItem/setItem</text:span></text:span><text:span text:style-name="T1">.</text:span></text:p>
      <text:p text:style-name="P11"><text:span text:style-name="Strong_20_Emphasis"><text:span text:style-name="T1">RA/CE: </text:span></text:span><text:span text:style-name="Strong_20_Emphasis"><text:span text:style-name="T9"><text:s text:c="6"/>RA2: h <text:s text:c="5"/>RA3: d, e, </text:span></text:span><text:span text:style-name="Strong_20_Emphasis"><text:span text:style-name="T10">g, </text:span></text:span><text:span text:style-name="Strong_20_Emphasis"><text:span text:style-name="T9">h <text:s text:c="7"/></text:span></text:span><text:span text:style-name="T1">RA5: a, b, c, d, e, f, g, h <text:s text:c="4"/>RA6: a, b, c, d, e, h <text:s text:c="3"/></text:span></text:p>
      <text:h text:style-name="Heading_20_2" text:outline-level="2"><text:bookmark-start text:name="__RefHeading___Toc2048_2430651785"/><text:soft-page-break/>F) fetch + render dinámico + manejo de errores <text:span text:style-name="T14">(20 min)</text:span><text:bookmark-end text:name="__RefHeading___Toc2048_2430651785"/></text:h>
      <text:p text:style-name="P2"><text:span text:style-name="Strong_20_Emphasis"><text:span text:style-name="T1">Datos</text:span></text:span></text:p>
      <text:p text:style-name="P2"><text:span text:style-name="Strong_20_Emphasis"><text:span text:style-name="T5">Los servirá el profesor en la url: <text:s/>http://10.103.255.0:3000/productos</text:span></text:span></text:p>
      <text:p text:style-name="P2"><text:span text:style-name="T6">Los datos son un array de objetos con la estructura: </text:span><text:span text:style-name="Source_20_Text"><text:span text:style-name="T1">[{ "id":1, "title":"Teclado", "price":19.99 }, ...]</text:span></text:span></text:p>
      <text:p text:style-name="Text_20_body"><text:span text:style-name="Strong_20_Emphasis"><text:span text:style-name="T1">Enunciado</text:span></text:span></text:p>
      <text:list text:style-name="L5">
        <text:list-item>
          <text:p text:style-name="P23"><text:span text:style-name="T1">Crea </text:span><text:span text:style-name="Source_20_Text"><text:span text:style-name="T1">async function cargarProductos(url)</text:span></text:span><text:span text:style-name="T1"> que haga:</text:span></text:p>
          <text:list>
            <text:list-item>
              <text:p text:style-name="P23"><text:span text:style-name="Source_20_Text"><text:span text:style-name="T1">fetch(url)</text:span></text:span></text:p>
            </text:list-item>
            <text:list-item>
              <text:p text:style-name="P23"><text:span text:style-name="T1">Comprobación </text:span><text:span text:style-name="Source_20_Text"><text:span text:style-name="T1">resp.ok</text:span></text:span><text:span text:style-name="T1"> y </text:span><text:span text:style-name="Source_20_Text"><text:span text:style-name="T1">throw</text:span></text:span><text:span text:style-name="T1"> con mensaje </text:span><text:span text:style-name="T3">emergente alert </text:span><text:span text:style-name="T1">si falla</text:span></text:p>
            </text:list-item>
            <text:list-item>
              <text:p text:style-name="P23"><text:span text:style-name="Source_20_Text"><text:span text:style-name="T1">await resp.json()</text:span></text:span><text:span text:style-name="T1"> y return.</text:span></text:p>
            </text:list-item>
            <text:list-item>
              <text:p text:style-name="P23"><text:span text:style-name="Source_20_Text"><text:span text:style-name="T1">try/catch</text:span></text:span><text:span text:style-name="T1"> que </text:span><text:span text:style-name="T3">muestre</text:span><text:span text:style-name="T1"> mensaje </text:span><text:span text:style-name="T4">de error </text:span><text:span text:style-name="T1">en </text:span><text:span text:style-name="Source_20_Text"><text:span text:style-name="T1">#estado</text:span></text:span><text:span text:style-name="T1">.</text:span></text:p>
            </text:list-item>
          </text:list>
        </text:list-item>
        <text:list-item>
          <text:p text:style-name="P23"><text:span text:style-name="T1">Llama a </text:span><text:span text:style-name="Source_20_Text"><text:span text:style-name="T15">cargarProductos(</text:span></text:span><text:span text:style-name="Source_20_Text"><text:span text:style-name="T16">URL</text:span></text:span><text:span text:style-name="Source_20_Text"><text:span text:style-name="T15">)</text:span></text:span><text:span text:style-name="T15"> </text:span><text:span text:style-name="T1">al cargar la página.</text:span></text:p>
        </text:list-item>
        <text:list-item>
          <text:p text:style-name="P23"><text:span text:style-name="T1">Renderiza en </text:span><text:span text:style-name="Source_20_Text"><text:span text:style-name="T1">#productos</text:span></text:span><text:span text:style-name="T1"> una lista </text:span><text:span text:style-name="Source_20_Text"><text:span text:style-name="T1">&lt;ul&gt;</text:span></text:span><text:span text:style-name="T1"> con </text:span><text:span text:style-name="Source_20_Text"><text:span text:style-name="T1">title – price</text:span></text:span><text:span text:style-name="T1"> usando </text:span><text:span text:style-name="Source_20_Text"><text:span text:style-name="T1">toLocaleString("es-ES",{style:"currency",currency:"EUR"})</text:span></text:span><text:span text:style-name="T1">.</text:span></text:p>
        </text:list-item>
        <text:list-item>
          <text:p text:style-name="P23"><text:span text:style-name="T1">Añade un buscador </text:span><text:span text:style-name="Source_20_Text"><text:span text:style-name="T1">#txtFiltro</text:span></text:span><text:span text:style-name="T1">. En </text:span><text:span text:style-name="Source_20_Text"><text:span text:style-name="T1">input</text:span></text:span><text:span text:style-name="T1">, filtra por </text:span><text:span text:style-name="Source_20_Text"><text:span text:style-name="T1">title</text:span></text:span><text:span text:style-name="T1"> y re-renderiza sin hacer otro </text:span><text:span text:style-name="Source_20_Text"><text:span text:style-name="T1">fetch</text:span></text:span><text:span text:style-name="T1">.</text:span></text:p>
        </text:list-item>
        <text:list-item>
          <text:p text:style-name="P23"><text:span text:style-name="T1">Añade botón </text:span><text:span text:style-name="Source_20_Text"><text:span text:style-name="T1">"Abrir detalles"</text:span></text:span><text:span text:style-name="T1"> por producto que abra </text:span><text:span text:style-name="Source_20_Text"><text:span text:style-name="T1">window.open</text:span></text:span><text:span text:style-name="T1"> una ventana secundaria simple con el detalle del producto (id, título y precio) generado vía </text:span><text:span text:style-name="T13">win.</text:span><text:span text:style-name="Source_20_Text"><text:span text:style-name="T1">document</text:span></text:span><text:span text:style-name="T1">; usa </text:span><text:span text:style-name="Source_20_Text"><text:span text:style-name="T1">DOM</text:span></text:span><text:span text:style-name="T1"> en la ventana hija (</text:span><text:span text:style-name="Source_20_Text"><text:span text:style-name="T1">win.document.body.append(...)</text:span></text:span><text:span text:style-name="T1">). Controla si el popup está bloqueado: si </text:span><text:span text:style-name="Source_20_Text"><text:span text:style-name="T1">win==null</text:span></text:span><text:span text:style-name="T1">, muestra aviso.</text:span></text:p>
        </text:list-item>
        <text:list-item>
          <text:p text:style-name="P23"><text:span text:style-name="T11">A</text:span><text:span text:style-name="T1">ctualiza </text:span><text:span text:style-name="Source_20_Text"><text:span text:style-name="T1">document.title</text:span></text:span><text:span text:style-name="T1"> con el número de productos y añade una clase al </text:span><text:span text:style-name="Source_20_Text"><text:span text:style-name="T1">&lt;body&gt;</text:span></text:span><text:span text:style-name="T1"> cuando haya error de red </text:span></text:p>
          <text:p text:style-name="P23"><text:span text:style-name="T1"/></text:p>
        </text:list-item>
      </text:list>
      <text:p text:style-name="P12"><text:span text:style-name="Strong_20_Emphasis"><text:span text:style-name="T1">RA/CE:</text:span></text:span><text:span text:style-name="Strong_20_Emphasis"><text:span text:style-name="T9"> <text:s text:c="4"/>RA2: a, f, h <text:s text:c="7"/></text:span></text:span><text:span text:style-name="Strong_20_Emphasis"><text:span text:style-name="T1"><text:s/></text:span></text:span><text:span text:style-name="T1">RA3: a, b, c, d, e, f, h <text:s text:c="5"/>RA6: a, b, c, d, e, h <text:s text:c="6"/></text:span><text:span text:style-name="T9"><text:s/></text:span><text:span text:style-name="Strong_20_Emphasis"><text:span text:style-name="T9">RA7: a,b,c,e,f</text:span></text:span><text:span text:style-name="T9">. </text:span><text:span text:style-name="T1"><text:s/>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4"><text:s/></text:p>
      <text:h text:style-name="Heading_20_1" text:outline-level="1" text:is-list-header="true"><text:bookmark-start text:name="__RefHeading___Toc3548_1664650483"/><text:soft-page-break/>Rúbrica<text:bookmark-end text:name="__RefHeading___Toc3548_1664650483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5">Criterio (RA)</text:p>
            </table:table-cell>
            <table:table-cell table:style-name="Tabla1.A1" office:value-type="string">
              <text:p text:style-name="P5">Excelente (10)</text:p>
            </table:table-cell>
            <table:table-cell table:style-name="Tabla1.A1" office:value-type="string">
              <text:p text:style-name="P5">Bien (7)</text:p>
            </table:table-cell>
            <table:table-cell table:style-name="Tabla1.A1" office:value-type="string">
              <text:p text:style-name="P5">Suficiente (5)</text:p>
            </table:table-cell>
            <table:table-cell table:style-name="Tabla1.E1" office:value-type="string">
              <text:p text:style-name="P5">Insuficiente (0)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trong_20_Emphasis"><text:span text:style-name="T12">E1 — RA2-h (0,292 pts)</text:span></text:span><text:span text:style-name="T12"> Prueba/entorno en E).</text:span></text:p>
          </table:table-cell>
          <table:table-cell table:style-name="Tabla1.A2" office:value-type="string">
            <text:p text:style-name="Table_20_Contents"><text:span text:style-name="T12">Sin errores; flujos verificado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Algún aviso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Verificación mínima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Sin verificación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2 — RA3-d (0,292 pts)</text:span></text:span><text:span text:style-name="T12"> Generar HTML desde código.</text:span></text:p>
          </table:table-cell>
          <table:table-cell table:style-name="Tabla1.A2" office:value-type="string">
            <text:p text:style-name="Table_20_Contents"><text:span text:style-name="T12">Crea &lt;li&gt; con plantilla correcta y añade a #listaAlumno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Inserta sin plantilla o con formato menor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Inserta texto plano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insert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3 — RA3-e (0,292 pts)</text:span></text:span><text:span text:style-name="T12"> Interacción con usuario.</text:span></text:p>
          </table:table-cell>
          <table:table-cell table:style-name="Tabla1.A2" office:value-type="string">
            <text:p text:style-name="Table_20_Contents"><text:span text:style-name="T12">Mensajes de error bajo cada campo con clase is-invalid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Mensajes parciales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Mensajes poco visibles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Sin mensaje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4 — RA3-g (0,292 pts)</text:span></text:span><text:span text:style-name="T12"> Almacenamiento navegador.</text:span></text:p>
          </table:table-cell>
          <table:table-cell table:style-name="Tabla1.A2" office:value-type="string">
            <text:p text:style-name="Table_20_Contents"><text:span text:style-name="T12">Guarda y restaura lista en localStorage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Guarda o restaura, no ambos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Persistencia inestable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usa almacenamient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5 — RA3-h (0,292 pts)</text:span></text:span><text:span text:style-name="T12"> Depurar/documentar E).</text:span></text:p>
          </table:table-cell>
          <table:table-cell table:style-name="Tabla1.A2" office:value-type="string">
            <text:p text:style-name="Table_20_Contents"><text:span text:style-name="T12">Depura y documenta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Uno de los dos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Escaso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6 — RA5-a (0,292 pts)</text:span></text:span><text:span text:style-name="T12"> Captura de eventos.</text:span></text:p>
          </table:table-cell>
          <table:table-cell table:style-name="Tabla1.A2" office:value-type="string">
            <text:p text:style-name="Table_20_Contents"><text:span text:style-name="T12">Captura submit y previene envío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Captura con fallo menor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Captura parcial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captur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7 — RA5-b (0,292 pts)</text:span></text:span><text:span text:style-name="T12"> Gestión de eventos.</text:span></text:p>
          </table:table-cell>
          <table:table-cell table:style-name="Tabla1.A2" office:value-type="string">
            <text:p text:style-name="Table_20_Contents"><text:span text:style-name="T12">Maneja focus/blur y botones según enunciado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Falta un manejador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Manejo básico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manej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8 — RA5-c (0,292 pts)</text:span></text:span><text:span text:style-name="T12"> Tipos de eventos.</text:span></text:p>
          </table:table-cell>
          <table:table-cell table:style-name="Tabla1.A2" office:value-type="string">
            <text:p text:style-name="Table_20_Contents"><text:span text:style-name="T12">Usa submit, input, click, focus/blur con criterio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Falta un tipo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Tipos mínimos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Tipos incorrect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9 — RA5-d (0,292 pts)</text:span></text:span><text:span text:style-name="T12"> Código que captura y usa eventos.</text:span></text:p>
          </table:table-cell>
          <table:table-cell table:style-name="Tabla1.A2" office:value-type="string">
            <text:p text:style-name="Table_20_Contents"><text:span text:style-name="T12">Respuesta de UI coherente en todos los flujo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Un flujo incompleto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Respuesta parcial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responde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0 — RA5-e (0,292 pts)</text:span></text:span><text:span text:style-name="T12"> Gestión de formularios.</text:span></text:p>
          </table:table-cell>
          <table:table-cell table:style-name="Tabla1.A2" office:value-type="string">
            <text:p text:style-name="Table_20_Contents"><text:span text:style-name="T12">Valida nombre, email y edad con reglas fijada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Falta una regla o borde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Validación superficial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Sin validación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1 — RA5-f (0,292 pts)</text:span></text:span><text:span text:style-name="T12"> Validación con eventos.</text:span></text:p>
          </table:table-cell>
          <table:table-cell table:style-name="Tabla1.A2" office:value-type="string">
            <text:p text:style-name="Table_20_Contents"><text:span text:style-name="T12">Valida en tiempo real o al enviar con feedback claro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Solo al enviar o feedback pobre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Validación tardía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Sin validación vía event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2 — RA5-g (0,292 pts)</text:span></text:span><text:span text:style-name="T12"> Expresiones regulares.</text:span></text:p>
          </table:table-cell>
          <table:table-cell table:style-name="Tabla1.A2" office:value-type="string">
            <text:p text:style-name="Table_20_Contents"><text:span text:style-name="T12">Email con regex estándar y controle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Regex básica sin anclas/opciones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Regex muy laxa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Sin regex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3 — RA5-h (0,292 pts)</text:span></text:span><text:span text:style-name="T12"> Prueba/documentación E).</text:span></text:p>
          </table:table-cell>
          <table:table-cell table:style-name="Tabla1.A2" office:value-type="string">
            <text:p text:style-name="Table_20_Contents"><text:span text:style-name="T12">Casos probados y anotado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Parcial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Mínimo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4 — RA6-a (0,292 pts)</text:span></text:span><text:span text:style-name="T12"> Reconoce DOM.</text:span></text:p>
          </table:table-cell>
          <table:table-cell table:style-name="Tabla1.A2" office:value-type="string">
            <text:p text:style-name="Table_20_Contents"><text:span text:style-name="T12">Accede a nodos por selectores id/clase correctamente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Selección mejorable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Accesos imprecisos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accede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5 — RA6-b (0,292 pts)</text:span></text:span><text:span text:style-name="T12"> Objetos del modelo.</text:span></text:p>
          </table:table-cell>
          <table:table-cell table:style-name="Tabla1.A2" office:value-type="string">
            <text:p text:style-name="Table_20_Contents"><text:span text:style-name="T12">Usa classList, createElement, insertAdjacentHTML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Omite uno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Uso básico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Uso erróne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6 — RA6-c (0,292 pts)</text:span></text:span><text:span text:style-name="T12"> Acceso a documento.</text:span></text:p>
          </table:table-cell>
          <table:table-cell table:style-name="Tabla1.A2" office:value-type="string">
            <text:p text:style-name="Table_20_Contents"><text:span text:style-name="T12">Lee y valida valores de inputs sin errores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Lecturas parciales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Lecturas con conversiones dudosas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accede. </text:span><text:span text:style-name="Strong_20_Emphasis"><text:span text:style-name="T12">(0,000)</text:span></text:span></text:p>
          </table:table-cell>
        </table:table-row>
        <text:soft-page-break/>
        <table:table-row>
          <table:table-cell table:style-name="Tabla1.A2" office:value-type="string">
            <text:p text:style-name="Table_20_Contents"><text:span text:style-name="Strong_20_Emphasis"><text:span text:style-name="T12">E17 — RA6-d (0,292 pts)</text:span></text:span><text:span text:style-name="T12"> Crear/modificar estructura.</text:span></text:p>
          </table:table-cell>
          <table:table-cell table:style-name="Tabla1.A2" office:value-type="string">
            <text:p text:style-name="Table_20_Contents"><text:span text:style-name="T12">Crea &lt;li&gt; y limpia lista con botón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Crea o limpia, no ambos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Manipulación parcial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manipul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8 — RA6-e (0,292 pts)</text:span></text:span><text:span text:style-name="T12"> Asociar acciones a eventos DOM.</text:span></text:p>
          </table:table-cell>
          <table:table-cell table:style-name="Tabla1.A2" office:value-type="string">
            <text:p text:style-name="Table_20_Contents"><text:span text:style-name="T12">Listeners bien registrados y removidos si procede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Registro correcto sin limpieza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Registro disperso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No asoci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E19 — RA6-h (0,292 pts)</text:span></text:span><text:span text:style-name="T12"> Independencia de capas.</text:span></text:p>
          </table:table-cell>
          <table:table-cell table:style-name="Tabla1.A2" office:value-type="string">
            <text:p text:style-name="Table_20_Contents"><text:span text:style-name="T12">HTML semántico, CSS por clases, JS solo comportamiento. </text:span><text:span text:style-name="Strong_20_Emphasis"><text:span text:style-name="T12">(0,292)</text:span></text:span></text:p>
          </table:table-cell>
          <table:table-cell table:style-name="Tabla1.A2" office:value-type="string">
            <text:p text:style-name="Table_20_Contents"><text:span text:style-name="T12">Algún acoplamiento leve. </text:span><text:span text:style-name="Strong_20_Emphasis"><text:span text:style-name="T12">(0,204)</text:span></text:span></text:p>
          </table:table-cell>
          <table:table-cell table:style-name="Tabla1.A2" office:value-type="string">
            <text:p text:style-name="Table_20_Contents"><text:span text:style-name="T12">Mezcla puntual. </text:span><text:span text:style-name="Strong_20_Emphasis"><text:span text:style-name="T12">(0,146)</text:span></text:span></text:p>
          </table:table-cell>
          <table:table-cell table:style-name="Tabla1.E2" office:value-type="string">
            <text:p text:style-name="Table_20_Contents"><text:span text:style-name="T12">Mezcla fuerte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 — RA2-a (0,218 pts)</text:span></text:span><text:span text:style-name="T12"> Selección del lenguaje cliente.</text:span></text:p>
          </table:table-cell>
          <table:table-cell table:style-name="Tabla1.A2" office:value-type="string">
            <text:p text:style-name="Table_20_Contents"><text:span text:style-name="T12">Implementa solución en JS cliente adecuada al problema. </text:span><text:span text:style-name="Strong_20_Emphasis"><text:span text:style-name="T12">(0,218)</text:span></text:span></text:p>
          </table:table-cell>
          <table:table-cell table:style-name="Tabla1.A2" office:value-type="string">
            <text:p text:style-name="Table_20_Contents"><text:span text:style-name="T12">Adecuada con pequeñas carencias. </text:span><text:span text:style-name="Strong_20_Emphasis"><text:span text:style-name="T12">(0,153)</text:span></text:span></text:p>
          </table:table-cell>
          <table:table-cell table:style-name="Tabla1.A2" office:value-type="string">
            <text:p text:style-name="Table_20_Contents"><text:span text:style-name="T12">Aceptable pero pobre. </text:span><text:span text:style-name="Strong_20_Emphasis"><text:span text:style-name="T12">(0,109)</text:span></text:span></text:p>
          </table:table-cell>
          <table:table-cell table:style-name="Tabla1.E2" office:value-type="string">
            <text:p text:style-name="Table_20_Contents"><text:span text:style-name="T12">Inadecuad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2 — RA2-f (0,212 pts)</text:span></text:span><text:span text:style-name="T12"> Herramientas de prueba.</text:span></text:p>
          </table:table-cell>
          <table:table-cell table:style-name="Tabla1.A2" office:value-type="string">
            <text:p text:style-name="Table_20_Contents"><text:span text:style-name="T12">try/catch, trazas claras y verificación en #estado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Falta una de las tres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Solo trazas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Sin control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3 — RA2-h (0,212 pts)</text:span></text:span><text:span text:style-name="T12"> Prueba/entorno en F).</text:span></text:p>
          </table:table-cell>
          <table:table-cell table:style-name="Tabla1.A2" office:value-type="string">
            <text:p text:style-name="Table_20_Contents"><text:span text:style-name="T12">Sin errores; estados de red comprobados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Avisos menores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Pocas pruebas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4 — RA3-a (0,212 pts)</text:span></text:span><text:span text:style-name="T12"> Objetos predefinidos.</text:span></text:p>
          </table:table-cell>
          <table:table-cell table:style-name="Tabla1.A2" office:value-type="string">
            <text:p text:style-name="Table_20_Contents"><text:span text:style-name="T12">Usa window, document, location de forma correcta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Uso parcial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Uso básic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Mal us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5 — RA3-b (0,212 pts)</text:span></text:span><text:span text:style-name="T12"> Ventanas/navegador.</text:span></text:p>
          </table:table-cell>
          <table:table-cell table:style-name="Tabla1.A2" office:value-type="string">
            <text:p text:style-name="Table_20_Contents"><text:span text:style-name="T12">Abre popup con window.open, controla bloqueo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Sin control de bloqueo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Abre sin validar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abre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6 — RA3-c (0,212 pts)</text:span></text:span><text:span text:style-name="T12"> Cambios en navegador/documento.</text:span></text:p>
          </table:table-cell>
          <table:table-cell table:style-name="Tabla1.A2" office:value-type="string">
            <text:p text:style-name="Table_20_Contents"><text:span text:style-name="T12">Actualiza document.title según el nº de productos y aplica clase de error al &lt;body&gt;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Actualiza uno de los dos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Cambio parcial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cambi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7 — RA3-d (0,212 pts)</text:span></text:span><text:span text:style-name="T12"> Generación HTML.</text:span></text:p>
          </table:table-cell>
          <table:table-cell table:style-name="Tabla1.A2" office:value-type="string">
            <text:p text:style-name="Table_20_Contents"><text:span text:style-name="T12">Renderiza &lt;ul&gt; con title – price correctamente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Formato menor incorrecto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Texto plan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renderiz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8 — RA3-e (0,212 pts)</text:span></text:span><text:span text:style-name="T12"> Interacción con usuario.</text:span></text:p>
          </table:table-cell>
          <table:table-cell table:style-name="Tabla1.A2" office:value-type="string">
            <text:p text:style-name="Table_20_Contents"><text:span text:style-name="T12">Mensajes claros en errores y al bloquear popup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Mensajes escuetos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Mensajes confusos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Sin mensaje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9 — RA3-f (0,212 pts)</text:span></text:span><text:span text:style-name="T12"> Varias ventanas.</text:span></text:p>
          </table:table-cell>
          <table:table-cell table:style-name="Tabla1.A2" office:value-type="string">
            <text:p text:style-name="Table_20_Contents"><text:span text:style-name="T12">Pinta detalles en la ventana hija usando DOM, sin document.write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Pinta pero con write o mezcla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Pinta incomplet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pint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0 — RA3-h (0,212 pts)</text:span></text:span><text:span text:style-name="T12"> Depuración/documentación F).</text:span></text:p>
          </table:table-cell>
          <table:table-cell table:style-name="Tabla1.A2" office:value-type="string">
            <text:p text:style-name="Table_20_Contents"><text:span text:style-name="T12">Depura y documenta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Uno de los dos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Mínim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1 — RA6-a (0,212 pts)</text:span></text:span><text:span text:style-name="T12"> Reconoce DOM en F).</text:span></text:p>
          </table:table-cell>
          <table:table-cell table:style-name="Tabla1.A2" office:value-type="string">
            <text:p text:style-name="Table_20_Contents"><text:span text:style-name="T12">Selecciones y contenedores correctos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Selección mejorable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Básic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Incorrect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2 — RA6-b (0,212 pts)</text:span></text:span><text:span text:style-name="T12"> Objetos del modelo.</text:span></text:p>
          </table:table-cell>
          <table:table-cell table:style-name="Tabla1.A2" office:value-type="string">
            <text:p text:style-name="Table_20_Contents"><text:span text:style-name="T12">Usa append, textContent, classList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Falta uno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Uso básic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Mal us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3 — RA6-c (0,212 pts)</text:span></text:span><text:span text:style-name="T12"> Acceso a documento.</text:span></text:p>
          </table:table-cell>
          <table:table-cell table:style-name="Tabla1.A2" office:value-type="string">
            <text:p text:style-name="Table_20_Contents"><text:span text:style-name="T12">Lee filtro #txtFiltro y dispara render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Lectura o evento con fallos menores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Funciona a veces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funcion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4 — RA6-d (0,212 pts)</text:span></text:span><text:span text:style-name="T12"> Crear/modificar estructura.</text:span></text:p>
          </table:table-cell>
          <table:table-cell table:style-name="Tabla1.A2" office:value-type="string">
            <text:p text:style-name="Table_20_Contents"><text:span text:style-name="T12">Re-render sin duplicar ni mutar originales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Algún duplicado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Re-render parcial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re-renderiz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5 — RA6-e (0,212 </text:span></text:span><text:soft-page-break/><text:span text:style-name="Strong_20_Emphasis"><text:span text:style-name="T12">pts)</text:span></text:span><text:span text:style-name="T12"> Eventos del modelo.</text:span></text:p>
          </table:table-cell>
          <table:table-cell table:style-name="Tabla1.A2" office:value-type="string">
            <text:p text:style-name="Table_20_Contents"><text:span text:style-name="T12">input para filtrar y otros </text:span><text:soft-page-break/><text:span text:style-name="T12">eventos bien asociados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Falta un evento. </text:span><text:soft-page-break/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Asociación pobre. </text:span><text:soft-page-break/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Sin event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6 — RA6-h (0,212 pts)</text:span></text:span><text:span text:style-name="T12"> Independencia de capas.</text:span></text:p>
          </table:table-cell>
          <table:table-cell table:style-name="Tabla1.A2" office:value-type="string">
            <text:p text:style-name="Table_20_Contents"><text:span text:style-name="T12">Mantiene separación HTML/CSS/JS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Algún acoplamiento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Mezcla puntual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Mezcla fuerte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7 — RA7-a (0,212 pts)</text:span></text:span><text:span text:style-name="T12"> Ventajas/inconvenientes async.</text:span></text:p>
          </table:table-cell>
          <table:table-cell table:style-name="Tabla1.A2" office:value-type="string">
            <text:p text:style-name="Table_20_Contents"><text:span text:style-name="T12">Manejo de estados y mensajes que reflejan pros/contras de async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Parcial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Superficial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8 — RA7-b (0,212 pts)</text:span></text:span><text:span text:style-name="T12"> Mecanismos disponibles.</text:span></text:p>
          </table:table-cell>
          <table:table-cell table:style-name="Tabla1.A2" office:value-type="string">
            <text:p text:style-name="Table_20_Contents"><text:span text:style-name="T12">Usa fetch con resp.ok y errores bien gestionados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Falta una comprobación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Manejo superficial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Sin control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19 — RA7-c (0,212 pts)</text:span></text:span><text:span text:style-name="T12"> Objetos relacionados.</text:span></text:p>
          </table:table-cell>
          <table:table-cell table:style-name="Tabla1.A2" office:value-type="string">
            <text:p text:style-name="Table_20_Contents"><text:span text:style-name="T12">Emplea Request/Response y JSON correctamente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Uso parcial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Uso básico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Mal us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20 — RA7-e (0,212 pts)</text:span></text:span><text:span text:style-name="T12"> Actualización dinámica.</text:span></text:p>
          </table:table-cell>
          <table:table-cell table:style-name="Tabla1.A2" office:value-type="string">
            <text:p text:style-name="Table_20_Contents"><text:span text:style-name="T12">Render dinámico desde datos remotos y filtro sin nuevo fetch. </text:span><text:span text:style-name="Strong_20_Emphasis"><text:span text:style-name="T12">(0,212)</text:span></text:span></text:p>
          </table:table-cell>
          <table:table-cell table:style-name="Tabla1.A2" office:value-type="string">
            <text:p text:style-name="Table_20_Contents"><text:span text:style-name="T12">Render correcto pero refetch innecesario. </text:span><text:span text:style-name="Strong_20_Emphasis"><text:span text:style-name="T12">(0,148)</text:span></text:span></text:p>
          </table:table-cell>
          <table:table-cell table:style-name="Tabla1.A2" office:value-type="string">
            <text:p text:style-name="Table_20_Contents"><text:span text:style-name="T12">Render parcial. </text:span><text:span text:style-name="Strong_20_Emphasis"><text:span text:style-name="T12">(0,106)</text:span></text:span></text:p>
          </table:table-cell>
          <table:table-cell table:style-name="Tabla1.E2" office:value-type="string">
            <text:p text:style-name="Table_20_Contents"><text:span text:style-name="T12">No actualiz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F21 — RA7-f (0,206 pts)</text:span></text:span><text:span text:style-name="T12"> Formatos de intercambio.</text:span></text:p>
          </table:table-cell>
          <table:table-cell table:style-name="Tabla1.A2" office:value-type="string">
            <text:p text:style-name="Table_20_Contents"><text:span text:style-name="T12">Trata JSON sin errores de parseo y con validación. </text:span><text:span text:style-name="Strong_20_Emphasis"><text:span text:style-name="T12">(0,206)</text:span></text:span></text:p>
          </table:table-cell>
          <table:table-cell table:style-name="Tabla1.A2" office:value-type="string">
            <text:p text:style-name="Table_20_Contents"><text:span text:style-name="T12">Parseo sin validación. </text:span><text:span text:style-name="Strong_20_Emphasis"><text:span text:style-name="T12">(0,144)</text:span></text:span></text:p>
          </table:table-cell>
          <table:table-cell table:style-name="Tabla1.A2" office:value-type="string">
            <text:p text:style-name="Table_20_Contents"><text:span text:style-name="T12">Parseo frágil. </text:span><text:span text:style-name="Strong_20_Emphasis"><text:span text:style-name="T12">(0,103)</text:span></text:span></text:p>
          </table:table-cell>
          <table:table-cell table:style-name="Tabla1.E2" office:value-type="string">
            <text:p text:style-name="Table_20_Contents"><text:span text:style-name="T12">Falla el parseo. </text:span><text:span text:style-name="Strong_20_Emphasis"><text:span text:style-name="T12">(0,000)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54:59.819000000</meta:creation-date>
    <dc:date>2025-11-10T10:05:21.089000000</dc:date>
    <meta:editing-duration>PT3H49M50S</meta:editing-duration>
    <meta:editing-cycles>57</meta:editing-cycles>
    <meta:generator>LibreOffice/24.2.2.2$Windows_X86_64 LibreOffice_project/d56cc158d8a96260b836f100ef4b4ef25d6f1a01</meta:generator>
    <meta:document-statistic meta:table-count="1" meta:image-count="0" meta:object-count="0" meta:page-count="5" meta:paragraph-count="254" meta:word-count="1439" meta:character-count="9677" meta:non-whitespace-character-count="8417"/>
  </office:meta>
</office:document-meta>
</file>